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6c4" officeooo:paragraph-rsid="0000a6c4"/>
    </style:style>
    <style:style style:name="P2" style:family="paragraph" style:parent-style-name="Standard">
      <style:text-properties fo:font-weight="bold" officeooo:rsid="0000a6c4" officeooo:paragraph-rsid="0000a6c4" style:font-weight-asian="bold" style:font-weight-complex="bold"/>
    </style:style>
    <style:style style:name="P3" style:family="paragraph" style:parent-style-name="Standard">
      <style:text-properties fo:font-weight="bold" officeooo:rsid="000424ad" officeooo:paragraph-rsid="000424ad" style:font-weight-asian="bold" style:font-weight-complex="bold"/>
    </style:style>
    <style:style style:name="P4" style:family="paragraph" style:parent-style-name="Standard">
      <style:text-properties fo:font-weight="bold" officeooo:rsid="000449bf" officeooo:paragraph-rsid="000449bf" style:font-weight-asian="bold" style:font-weight-complex="bold"/>
    </style:style>
    <style:style style:name="P5" style:family="paragraph" style:parent-style-name="Standard">
      <style:text-properties fo:font-weight="bold" officeooo:rsid="002174ee" officeooo:paragraph-rsid="002174ee" style:font-weight-asian="bold" style:font-weight-complex="bold"/>
    </style:style>
    <style:style style:name="P6" style:family="paragraph" style:parent-style-name="Standard">
      <style:text-properties fo:font-weight="bold" officeooo:rsid="00298d4d" officeooo:paragraph-rsid="00298d4d" style:font-weight-asian="bold" style:font-weight-complex="bold"/>
    </style:style>
    <style:style style:name="P7" style:family="paragraph" style:parent-style-name="Standard">
      <style:text-properties fo:font-weight="bold" officeooo:rsid="002996d5" officeooo:paragraph-rsid="002996d5" style:font-weight-asian="bold" style:font-weight-complex="bold"/>
    </style:style>
    <style:style style:name="P8" style:family="paragraph" style:parent-style-name="Standard">
      <style:text-properties officeooo:rsid="0002a620" officeooo:paragraph-rsid="0002a620"/>
    </style:style>
    <style:style style:name="P9" style:family="paragraph" style:parent-style-name="Standard">
      <style:text-properties officeooo:rsid="000424ad" officeooo:paragraph-rsid="000424ad"/>
    </style:style>
    <style:style style:name="P10" style:family="paragraph" style:parent-style-name="Standard">
      <style:text-properties officeooo:rsid="000424ad" officeooo:paragraph-rsid="000910ed"/>
    </style:style>
    <style:style style:name="P11" style:family="paragraph" style:parent-style-name="Standard">
      <style:text-properties fo:font-weight="normal" officeooo:rsid="00044605" officeooo:paragraph-rsid="00044605" style:font-weight-asian="normal" style:font-weight-complex="normal"/>
    </style:style>
    <style:style style:name="P12" style:family="paragraph" style:parent-style-name="Standard">
      <style:text-properties fo:font-weight="normal" officeooo:rsid="000449bf" officeooo:paragraph-rsid="000449bf" style:font-weight-asian="normal" style:font-weight-complex="normal"/>
    </style:style>
    <style:style style:name="P13" style:family="paragraph" style:parent-style-name="Standard">
      <style:text-properties fo:font-weight="normal" officeooo:rsid="000449bf" officeooo:paragraph-rsid="00044605" style:font-weight-asian="normal" style:font-weight-complex="normal"/>
    </style:style>
    <style:style style:name="P14" style:family="paragraph" style:parent-style-name="Standard">
      <style:text-properties fo:font-weight="normal" officeooo:rsid="00113674" officeooo:paragraph-rsid="00113674" style:font-weight-asian="normal" style:font-weight-complex="normal"/>
    </style:style>
    <style:style style:name="P15" style:family="paragraph" style:parent-style-name="Standard">
      <style:text-properties fo:font-weight="normal" officeooo:rsid="00113674" officeooo:paragraph-rsid="001babd4" style:font-weight-asian="normal" style:font-weight-complex="normal"/>
    </style:style>
    <style:style style:name="P16" style:family="paragraph" style:parent-style-name="Standard">
      <style:text-properties fo:font-weight="normal" officeooo:rsid="001a48ba" officeooo:paragraph-rsid="001babd4" style:font-weight-asian="normal" style:font-weight-complex="normal"/>
    </style:style>
    <style:style style:name="P17" style:family="paragraph" style:parent-style-name="Standard">
      <style:text-properties fo:font-weight="normal" officeooo:rsid="001babd4" officeooo:paragraph-rsid="001babd4" style:font-weight-asian="normal" style:font-weight-complex="normal"/>
    </style:style>
    <style:style style:name="P18" style:family="paragraph" style:parent-style-name="Standard">
      <style:text-properties fo:font-weight="normal" officeooo:rsid="00223007" officeooo:paragraph-rsid="00223007" style:font-weight-asian="normal" style:font-weight-complex="normal"/>
    </style:style>
    <style:style style:name="P19" style:family="paragraph" style:parent-style-name="Standard">
      <style:text-properties fo:font-weight="normal" officeooo:rsid="002414d7" officeooo:paragraph-rsid="002414d7" style:font-weight-asian="normal" style:font-weight-complex="normal"/>
    </style:style>
    <style:style style:name="P20" style:family="paragraph" style:parent-style-name="Standard">
      <style:text-properties fo:font-weight="normal" officeooo:rsid="002414d7" officeooo:paragraph-rsid="0027c9ce" style:font-weight-asian="normal" style:font-weight-complex="normal"/>
    </style:style>
    <style:style style:name="P21" style:family="paragraph" style:parent-style-name="Standard">
      <style:text-properties officeooo:paragraph-rsid="000449bf"/>
    </style:style>
    <style:style style:name="P22" style:family="paragraph" style:parent-style-name="Standard">
      <style:text-properties officeooo:paragraph-rsid="000910ed"/>
    </style:style>
    <style:style style:name="P23" style:family="paragraph" style:parent-style-name="Standard">
      <style:text-properties officeooo:rsid="000af331" officeooo:paragraph-rsid="000af331"/>
    </style:style>
    <style:style style:name="P24" style:family="paragraph" style:parent-style-name="Standard">
      <style:text-properties officeooo:rsid="000dbf3d" officeooo:paragraph-rsid="000dbf3d"/>
    </style:style>
    <style:style style:name="P25" style:family="paragraph" style:parent-style-name="Standard">
      <style:text-properties officeooo:rsid="000910ed" officeooo:paragraph-rsid="000910ed"/>
    </style:style>
    <style:style style:name="P26" style:family="paragraph" style:parent-style-name="Standard">
      <style:text-properties officeooo:paragraph-rsid="00044605"/>
    </style:style>
    <style:style style:name="P27" style:family="paragraph" style:parent-style-name="Standard">
      <style:text-properties officeooo:rsid="002174ee" officeooo:paragraph-rsid="00276d52"/>
    </style:style>
    <style:style style:name="P28" style:family="paragraph" style:parent-style-name="Standard">
      <style:text-properties officeooo:paragraph-rsid="002eb8ae"/>
    </style:style>
    <style:style style:name="P29" style:family="paragraph" style:parent-style-name="Standard">
      <style:text-properties fo:font-weight="bold" officeooo:rsid="000449bf" officeooo:paragraph-rsid="002eb8ae" style:font-weight-asian="bold" style:font-weight-complex="bold"/>
    </style:style>
    <style:style style:name="P30" style:family="paragraph" style:parent-style-name="Standard">
      <style:text-properties fo:font-weight="bold" officeooo:rsid="002f57a6" officeooo:paragraph-rsid="002f57a6" style:font-weight-asian="bold" style:font-weight-complex="bold"/>
    </style:style>
    <style:style style:name="P31" style:family="paragraph" style:parent-style-name="Standard">
      <style:text-properties fo:font-weight="bold" officeooo:rsid="00312cbc" officeooo:paragraph-rsid="000dbf3d" style:font-weight-asian="bold" style:font-weight-complex="bold"/>
    </style:style>
    <style:style style:name="P32" style:family="paragraph" style:parent-style-name="Standard">
      <style:text-properties fo:font-weight="normal" officeooo:rsid="001f93b5" officeooo:paragraph-rsid="001f93b5" style:font-weight-asian="normal" style:font-weight-complex="normal"/>
    </style:style>
    <style:style style:name="P33" style:family="paragraph" style:parent-style-name="Standard">
      <style:text-properties fo:font-weight="normal" officeooo:rsid="001ffc39" officeooo:paragraph-rsid="001ffc39" style:font-weight-asian="normal" style:font-weight-complex="normal"/>
    </style:style>
    <style:style style:name="P34" style:family="paragraph" style:parent-style-name="Standard">
      <style:text-properties fo:font-weight="normal" officeooo:rsid="0006bdeb" officeooo:paragraph-rsid="000449bf" style:font-weight-asian="normal" style:font-weight-complex="normal"/>
    </style:style>
    <style:style style:name="P35" style:family="paragraph" style:parent-style-name="Standard">
      <style:text-properties fo:font-weight="normal" officeooo:rsid="000449bf" officeooo:paragraph-rsid="002eb8ae" style:font-weight-asian="normal" style:font-weight-complex="normal"/>
    </style:style>
    <style:style style:name="P36" style:family="paragraph" style:parent-style-name="Standard">
      <style:text-properties officeooo:paragraph-rsid="0027c9ce"/>
    </style:style>
    <style:style style:name="P37" style:family="paragraph" style:parent-style-name="Standard">
      <style:text-properties officeooo:rsid="0026bd21" officeooo:paragraph-rsid="0026bd21"/>
    </style:style>
    <style:style style:name="P38" style:family="paragraph" style:parent-style-name="Standard">
      <style:text-properties officeooo:rsid="000dbf3d" officeooo:paragraph-rsid="000dbf3d"/>
    </style:style>
    <style:style style:name="P39" style:family="paragraph" style:parent-style-name="Standard">
      <style:text-properties officeooo:paragraph-rsid="00312cbc"/>
    </style:style>
    <style:style style:name="P40" style:family="paragraph" style:parent-style-name="Standard">
      <style:text-properties officeooo:rsid="00328541" officeooo:paragraph-rsid="0032854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a620" style:font-weight-asian="bold" style:font-weight-complex="bold"/>
    </style:style>
    <style:style style:name="T3" style:family="text">
      <style:text-properties fo:font-weight="bold" officeooo:rsid="002eb8ae" style:font-weight-asian="bold" style:font-weight-complex="bold"/>
    </style:style>
    <style:style style:name="T4" style:family="text">
      <style:text-properties fo:font-weight="bold" officeooo:rsid="000424ad" style:font-weight-asian="bold" style:font-weight-complex="bold"/>
    </style:style>
    <style:style style:name="T5" style:family="text">
      <style:text-properties fo:font-weight="bold" officeooo:rsid="0027c9ce" style:font-weight-asian="bold" style:font-weight-complex="bold"/>
    </style:style>
    <style:style style:name="T6" style:family="text">
      <style:text-properties fo:font-weight="bold" officeooo:rsid="000449bf" style:font-weight-asian="bold" style:font-weight-complex="bold"/>
    </style:style>
    <style:style style:name="T7" style:family="text">
      <style:text-properties fo:font-weight="bold" officeooo:rsid="0006bdeb" style:font-weight-asian="bold" style:font-weight-complex="bold"/>
    </style:style>
    <style:style style:name="T8" style:family="text">
      <style:text-properties officeooo:rsid="00037c8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44605" style:font-weight-asian="normal" style:font-weight-complex="normal"/>
    </style:style>
    <style:style style:name="T11" style:family="text">
      <style:text-properties fo:font-weight="normal" officeooo:rsid="000449bf" style:font-weight-asian="normal" style:font-weight-complex="normal"/>
    </style:style>
    <style:style style:name="T12" style:family="text">
      <style:text-properties fo:font-weight="normal" officeooo:rsid="0006bdeb" style:font-weight-asian="normal" style:font-weight-complex="normal"/>
    </style:style>
    <style:style style:name="T13" style:family="text">
      <style:text-properties fo:font-weight="normal" officeooo:rsid="002eb8ae" style:font-weight-asian="normal" style:font-weight-complex="normal"/>
    </style:style>
    <style:style style:name="T14" style:family="text">
      <style:text-properties officeooo:rsid="0005b16f"/>
    </style:style>
    <style:style style:name="T15" style:family="text">
      <style:text-properties officeooo:rsid="0008a103"/>
    </style:style>
    <style:style style:name="T16" style:family="text">
      <style:text-properties officeooo:rsid="000910ed"/>
    </style:style>
    <style:style style:name="T17" style:family="text">
      <style:text-properties officeooo:rsid="000f8efa"/>
    </style:style>
    <style:style style:name="T18" style:family="text">
      <style:text-properties officeooo:rsid="00132e8b"/>
    </style:style>
    <style:style style:name="T19" style:family="text">
      <style:text-properties officeooo:rsid="001a0430"/>
    </style:style>
    <style:style style:name="T20" style:family="text">
      <style:text-properties officeooo:rsid="001a48ba"/>
    </style:style>
    <style:style style:name="T21" style:family="text">
      <style:text-properties officeooo:rsid="001babd4"/>
    </style:style>
    <style:style style:name="T22" style:family="text">
      <style:text-properties officeooo:rsid="000449bf"/>
    </style:style>
    <style:style style:name="T23" style:family="text">
      <style:text-properties officeooo:rsid="000dbf3d"/>
    </style:style>
    <style:style style:name="T24" style:family="text">
      <style:text-properties officeooo:rsid="002a805a"/>
    </style:style>
    <style:style style:name="T25" style:family="text">
      <style:text-properties officeooo:rsid="002eb8ae"/>
    </style:style>
    <style:style style:name="T26" style:family="text">
      <style:text-properties officeooo:rsid="00312c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figuration</text:p>
      <text:p text:style-name="P1">Git config</text:p>
      <text:p text:style-name="P2">options</text:p>
      <text:p text:style-name="P1">–-local – for current repo (in .git/config). <text:span text:style-name="T8">Biggest prio.</text:span></text:p>
      <text:p text:style-name="P1">--global – for user in OS (in C:\Users\&lt;username&gt;\.gitconfig)</text:p>
      <text:p text:style-name="P1">–system - <text:s/>for machine</text:p>
      <text:p text:style-name="P1"><text:span text:style-name="T1">set to properties – </text:span><text:span text:style-name="T2">define value, to read properties – omit &lt;value&gt;</text:span></text:p>
      <text:p text:style-name="P1">user.name &lt;value&gt;</text:p>
      <text:p text:style-name="P1">user.email &lt;value&gt;</text:p>
      <text:p text:style-name="P8">merge.tool &lt;value&gt; - to solve merge conflicts</text:p>
      <text:p text:style-name="P9">credential.helper cache | store –-file &lt;path to file&gt; | <text:span text:style-name="T16">manager(for windows, has gui)</text:span></text:p>
      <text:p text:style-name="P25">use credential.github.com.useHttpPath true to recognize path1 and path2 </text:p>
      <text:p text:style-name="P10">github.com/path1.git <text:s/>github.com/path2.git</text:p>
      <text:p text:style-name="P22">git remote set-url origin https://&lt;USERNAME&gt;:&lt;PASSWORD&gt;@github.com/path.git </text:p>
      <text:p text:style-name="P23">or clone using https://&lt;USERNAME&gt;:&lt;PASSWORD&gt;@github.com/path.git</text:p>
      <text:p text:style-name="P24">git credential-store get | store | erase <text:span text:style-name="T17">and than fill values/filters</text:span></text:p>
      <text:p text:style-name="P24">protocol=https</text:p>
      <text:p text:style-name="P24">host=myhost</text:p>
      <text:p text:style-name="P24">username=bob</text:p>
      <text:p text:style-name="P24">password=1111</text:p>
      <text:p text:style-name="P24"/>
      <text:p text:style-name="P31">Remote</text:p>
      <text:p text:style-name="P39"><text:span text:style-name="T26">Show remote: git remote -v(to show URLs)</text:span></text:p>
      <text:p text:style-name="P40">Add remote: git remote add &lt;name of remote&gt; &lt;URI&gt;</text:p>
      <text:p text:style-name="P24"/>
      <text:p text:style-name="P36"><text:span text:style-name="T5">W</text:span><text:span text:style-name="T3">ith</text:span><text:span text:style-name="T5"> branch</text:span></text:p>
      <text:p text:style-name="P20">List local branches: git branch</text:p>
      <text:p text:style-name="P18">List remote branches: git branch -r</text:p>
      <text:p text:style-name="P19">List all branches: git branch -a</text:p>
      <text:p text:style-name="P35">Create branch: git branch <text:span text:style-name="T15">&lt;name of new branche&gt; </text:span></text:p>
      <text:p text:style-name="P29"><text:tab/><text:span text:style-name="T9">options</text:span> </text:p>
      <text:p text:style-name="P35"><text:tab/>--<text:span text:style-name="T14">remotes – use to apply action to remote branche</text:span></text:p>
      <text:p text:style-name="P35"><text:tab/>--<text:span text:style-name="T14">list – list branches</text:span></text:p>
      <text:p text:style-name="P28"><text:span text:style-name="T11"><text:tab/>-m &lt;</text:span><text:span text:style-name="T12">old name&gt;</text:span><text:span text:style-name="T11"> <text:s/></text:span><text:span text:style-name="T12">&lt;new name&gt; </text:span><text:span text:style-name="T11">- </text:span><text:span text:style-name="T6">rename</text:span></text:p>
      <text:p text:style-name="P35"><text:tab/>-d &lt;branch name&gt; - <text:span text:style-name="T1">delete</text:span></text:p>
      <text:p text:style-name="P28"><text:span text:style-name="T12">Log about commits: git log &lt;branche name&gt;</text:span></text:p>
      <text:p text:style-name="P19">Show upstream branch: git branch status</text:p>
      <text:p text:style-name="P19"><text:span text:style-name="T24">Set upstream branch: </text:span>git branch -u &lt;remote&gt;/&lt;branch&gt;</text:p>
      <text:p text:style-name="P37"><text:span text:style-name="T9">To have </text:span><text:span text:style-name="T1">local</text:span><text:span text:style-name="T9"> </text:span><text:span text:style-name="T1">tracking</text:span><text:span text:style-name="T9"> branch</text:span><text:span text:style-name="T1">: </text:span><text:span text:style-name="T23">git checkout -b &lt;branch&gt; &lt;remote&gt;/&lt;branch&gt;</text:span></text:p>
      <text:p text:style-name="P5"><text:tab/>or</text:p>
      <text:p text:style-name="P27"><text:tab/>git checkout --track <text:span text:style-name="T23">&lt;remote&gt;/&lt;branch&gt;</text:span></text:p>
      <text:p text:style-name="P9"/>
      <text:p text:style-name="P28"><text:span text:style-name="T4">Index</text:span></text:p>
      <text:p text:style-name="P9"><text:span text:style-name="T25">Add files: </text:span>git add .(all files) | &lt;file&gt; &lt;file&gt; ..</text:p>
      <text:p text:style-name="P11"><text:tab/>--refresh – if modified after adding to index</text:p>
      <text:p text:style-name="P26"><text:span text:style-name="T10"><text:tab/>--</text:span><text:span text:style-name="T11">force | -f</text:span></text:p>
      <text:p text:style-name="P32"><text:span text:style-name="T22">R</text:span>emove: git rm –cached(only from index) -r (recursive – all files)</text:p>
      <text:p text:style-name="P33">See files in index: git status</text:p>
      <text:p text:style-name="P13"/>
      <text:p text:style-name="P4"><text:soft-page-break/>Commit</text:p>
      <text:p text:style-name="P12">git commit -m (to add message) “&lt;message&gt;”</text:p>
      <text:p text:style-name="P12"/>
      <text:p text:style-name="P34"/>
      <text:p text:style-name="P30">Push</text:p>
      <text:p text:style-name="P14">git push <text:span text:style-name="T18">&lt;remote&gt; &lt;branch&gt;</text:span></text:p>
      <text:p text:style-name="P14"/>
      <text:p text:style-name="P14">git mergetool --tool=kdiff3</text:p>
      <text:p text:style-name="P14">git merge –-abort</text:p>
      <text:p text:style-name="P17">git status – show which files were changed</text:p>
      <text:p text:style-name="P17"/>
      <text:p text:style-name="P7">Revert changes</text:p>
      <text:p text:style-name="P15">git checkout HEAD~2 – <text:span text:style-name="T20">moves head on 2 commits before. Detached head state??</text:span></text:p>
      <text:p text:style-name="P16">git revert HEAD~2 – creates commit with canceled changes in HEAD~2</text:p>
      <text:p text:style-name="P15">git reset HEAD~2 – <text:span text:style-name="T19">deletes last 2 commits</text:span></text:p>
      <text:p text:style-name="P15">git reset --hard <text:span text:style-name="T21">| --mixed (default) | --soft </text:span>&lt;commit id&gt;</text:p>
      <text:p text:style-name="P14">--<text:span text:style-name="T21">soft – only commit history</text:span></text:p>
      <text:p text:style-name="P14">--<text:span text:style-name="T21">mixed – commit and staged(index)</text:span></text:p>
      <text:p text:style-name="P14">– <text:span text:style-name="T21">hard – commit, staged, working dirrectory</text:span></text:p>
      <text:p text:style-name="P14"/>
      <text:p text:style-name="P14">The git commit command adds changes to a permanent snapshot that lives in the <text:span text:style-name="T1">Commit History</text:span>. This snapshot also includes the state of the Staging Index at the time of commit.</text:p>
      <text:p text:style-name="P14"><text:span text:style-name="T1">Staging Index</text:span> - promoted with git add, to be stored in the next commit.</text:p>
      <text:p text:style-name="P14"><text:span text:style-name="T1">The Working Directory</text:span>. This tree is in sync with the local filesyste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11-29T01:38:32.463000000</dc:date>
    <meta:editing-duration>PT3H53M52S</meta:editing-duration>
    <meta:editing-cycles>34</meta:editing-cycles>
    <meta:document-statistic meta:table-count="0" meta:image-count="0" meta:object-count="0" meta:page-count="2" meta:paragraph-count="63" meta:word-count="380" meta:character-count="2465" meta:non-whitespace-character-count="2128"/>
  </office:meta>
</office:document-meta>
</file>